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5" style:family="paragraph" style:parent-style-name="Standard">
      <style:text-properties fo:color="#ffffff" loext:opacity="100%" style:font-name="Noto Sans Mono" fo:font-size="8pt" fo:font-weight="bold" officeooo:rsid="00d729c7" officeooo:paragraph-rsid="00d729c7" fo:background-color="transparent" style:font-size-asian="8pt" style:font-weight-asian="bold" style:font-size-complex="8pt" style:font-weight-complex="bold"/>
    </style:style>
    <style:style style:name="P16" style:family="paragraph" style:parent-style-name="Standard">
      <style:paragraph-properties fo:text-align="start" style:justify-single-word="false"/>
      <style:text-properties officeooo:paragraph-rsid="00dca36f"/>
    </style:style>
    <style:style style:name="T1"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officeooo:rsid="00d913e9"/>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text:span text:style-name="T3">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7">XII.XXVI</text:p>
      <text:p text:style-name="P7"><text:span text:style-name="T4"/></text:p>
      <text:p text:style-name="P7"><text:span text:style-name="T4">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span></text:p>
      <text:p text:style-name="P7"><text:soft-page-break/><text:span text:style-name="T4"><text:s text:c="3"/>I soon got a text from him. “</text:span><text:span text:style-name="T5">Hey, it’s Will. Looks like I have COVID.</text:span><text:span text:style-name="T4">”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7"><text:span text:style-name="T4"/></text:p>
      <text:p text:style-name="P9"><text:span text:style-name="T4">. . .</text:span></text:p>
      <text:p text:style-name="P9"><text:span text:style-name="T4"/></text:p>
      <text:p text:style-name="P7"><text:span text:style-name="T4">Fursty texted me at 1:20 about our 3PM Battery Park gig. I had completely forgotten. Maybe I didn’t check my calendar. I walked home, gathered my gear and hung out on the back porch. Sunny was doing something in the kitchen.</text:span></text:p>
      <text:p text:style-name="P7"><text:span text:style-name="T4"><text:s text:c="3"/>“Do you have COVID?” I said.</text:span></text:p>
      <text:p text:style-name="P7"><text:span text:style-name="T4"><text:s text:c="3"/>She sounded annoyed when she said, “I don’t have COVID.”</text:span></text:p>
      <text:p text:style-name="P7"><text:span text:style-name="T4"><text:s text:c="3"/>I didn’t trust that and used waiting on Fursty as an excuse to stay outside. “Don’t you want to see your dogs?” she said. I told her I had been there around 10AM and seen them then. I don’t think I had been home much since around December 20</text:span><text:span text:style-name="T6">th</text:span><text:span text:style-name="T4">.</text:span></text:p>
      <text:p text:style-name="P7"><text:span text:style-name="T4"/></text:p>
      <text:p text:style-name="P9"><text:span text:style-name="T4">. . .</text:span></text:p>
      <text:p text:style-name="P9"><text:span text:style-name="T4"/></text:p>
      <text:p text:style-name="P7"><text:span text:style-name="T4">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span></text:p>
      <text:p text:style-name="P11"><text:soft-page-break/>XII.XXVII</text:p>
      <text:p text:style-name="P11"><text:span text:style-name="T4"/></text:p>
      <text:p text:style-name="P12"><text:span text:style-name="T4">At some point late at night, I awoke to the sound of cait puking. My face instantly felt hot, and my throat scratchy. She said it was some of the worst puking she had ever done.</text:span></text:p>
      <text:p text:style-name="P12"><text:span text:style-name="T4"><text:s text:c="3"/>Wende and Shari picked us up to go get PCR tests in Biltmore Village. I wasn’t really interested in getting one, but agreed to go. Iris, who had been at HG and the Xmas eve party had tested positive for COVID.</text:span></text:p>
      <text:p text:style-name="P12"><text:span text:style-name="T4"><text:s text:c="3"/>Wendex drove like a maniac, but we only made it to Shelbourne before she got a text saying that the wait was three hours long. “Whoa, we’ve got some coffees back here,” I said as we caught air on a speed bump.</text:span></text:p>
      <text:p text:style-name="P12"><text:span text:style-name="T4"><text:s text:c="3"/>I think before that, I got some food from Simple: avacado toast and a bfast sandwich. Cait’s mood was very low.</text:span></text:p>
      <text:p text:style-name="P8"><text:span text:style-name="T4"/></text:p>
      <text:p text:style-name="P10"><text:span text:style-name="T4">. . .</text:span></text:p>
      <text:p text:style-name="P8"><text:span text:style-name="T4"/></text:p>
      <text:p text:style-name="P12"><text:span text:style-name="T4">We eventually went downtown to Thomas Wolfe for PCR testing, but it was indoor testing with a tightly packed line around the block. Many folks weren’t even wearing masks. We saw Jesse and E and all agreed to bail, for safety’s sake.</text:span></text:p>
      <text:p text:style-name="P12"><text:span text:style-name="T4"><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span></text:p>
      <text:p text:style-name="P12"><text:span text:style-name="T4"><text:s text:c="3"/>Actually, I went to the market for carrots, onions, juice, chicken and stock. Cait made soup and </text:span><text:soft-page-break/><text:span text:style-name="T4">I went to the Brew Pump to have 1.5 beers w/ Eric. Holly informed me sadly that they would be closing for a while due to COVID as soon as Lil’ Nick was done.</text:span></text:p>
      <text:p text:style-name="P12"><text:span text:style-name="T4"><text:s text:c="3"/>I went back to Cait’s where we ate soup, watched movies and went to sleep.</text:span></text:p>
      <text:p text:style-name="P12"><text:span text:style-name="T4"/></text:p>
      <text:p text:style-name="P12">XII.XXVIII</text:p>
      <text:p text:style-name="P12"><text:span text:style-name="T4"/></text:p>
      <text:p text:style-name="P13"><text:span text:style-name="T4">we only left the house for a walk to the market: greens, pineapple, coffee, chips and salsa. Cait made salmon + pesto pasta. I got an 11% stout bomber and got drunk from it. We watched my new favorite movie.</text:span></text:p>
      <text:p text:style-name="P13"><text:span text:style-name="T4"/></text:p>
      <text:p text:style-name="P13">XII.XXIX</text:p>
      <text:p text:style-name="P13"><text:span text:style-name="T4"/></text:p>
      <text:p text:style-name="P13"><text:span text:style-name="T4">I think this is the day we went downtown for curry. We hoped for Little Bee, but they were closed, so we ordered from Blue Dream. I had a shot when we got home and found a four-year-old Burial camp stout.</text:span></text:p>
      <text:p text:style-name="P13"><text:span text:style-name="T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XII.XXX</text:p>
      <text:p text:style-name="P13"><text:span text:style-name="T4"/></text:p>
      <text:p text:style-name="P13"><text:span text:style-name="T4">I don’t remember this day very well at all. I think we ate leftovers and drank wine. This must have been when Penny and Nelia got home. We watched the first three episodes of Freaks &amp; Geeks before falling asleep.</text:span></text:p>
      <text:p text:style-name="P13"><text:span text:style-name="T4"><text:s text:c="3"/>The other movies and shows we watched in the four days before that are as follows, in no particular order.</text:span></text:p>
      <text:p text:style-name="P13"><text:span text:style-name="T4"><text:tab/>Rushmore (Didn’t Finish) = *</text:span></text:p>
      <text:p text:style-name="P13"><text:span text:style-name="T4"><text:tab/>Raising Arizona</text:span></text:p>
      <text:p text:style-name="P13"><text:span text:style-name="T4"><text:tab/>The Ballad of Buster Scruggs*</text:span></text:p>
      <text:p text:style-name="P13"><text:span text:style-name="T4"><text:tab/>Fantastic Mr. Fox</text:span></text:p>
      <text:p text:style-name="P13"><text:span text:style-name="T4"><text:tab/>Life Aquatic*</text:span></text:p>
      <text:p text:style-name="P13"><text:span text:style-name="T4"><text:tab/>Darjeeling Limited</text:span></text:p>
      <text:p text:style-name="P13"><text:span text:style-name="T4"><text:tab/>Hotel Chevalier</text:span></text:p>
      <text:p text:style-name="P16"><text:span text:style-name="T2"><text:tab/>The Secret of Roan Innish ☆☆☆☆☆x1,000,000</text:span></text:p>
      <text:p text:style-name="P16"><text:span text:style-name="T2"><text:tab/>30 Rock (2-3 episodes)</text:span></text:p>
      <text:p text:style-name="P16"><text:span text:style-name="T2"><text:tab/>Sabrina</text:span></text:p>
      <text:p text:style-name="P16"><text:span text:style-name="T2"><text:tab/>10 Things I Hate About You</text:span></text:p>
      <text:p text:style-name="P16"><text:span text:style-name="T2"><text:tab/>The Survivors*</text:span></text:p>
      <text:p text:style-name="P16"><text:span text:style-name="T2"><text:tab/>A Boy Named Christmas</text:span></text:p>
      <text:p text:style-name="P16"><text:span text:style-name="T2"><text:tab/>Hummingbirds: Jeweled Messengers</text:span></text:p>
      <text:p text:style-name="P16"><text:span text:style-name="T2"><text:tab/>A bad turtle documentary (still turtles)</text:span></text:p>
      <text:p text:style-name="P16"><text:span text:style-name="T2"><text:tab/>My Octopus Teacher</text:span></text:p>
      <text:p text:style-name="P16"><text:span text:style-name="T2"><text:tab/>Pineapple Express</text:span></text:p>
      <text:p text:style-name="P16"><text:span text:style-name="T2"><text:tab/>British Villages (2-3 episodes)</text:span></text:p>
      <text:p text:style-name="P16"><text:span text:style-name="T2"><text:tab/>A Very Murray Christmas</text:span></text:p>
      <text:p text:style-name="P16"><text:span text:style-name="T2"><text:tab/>Secret Window</text:span></text:p>
      <text:p text:style-name="P16"><text:span text:style-name="T2"><text:tab/>Fantastic Fungi</text:span></text:p>
      <text:p text:style-name="P16"><text:span text:style-name="T2"><text:tab/>Our Planet (Forests)</text:span></text:p>
      <text:p text:style-name="P13"><text:span text:style-name="T4"/></text:p>
      <text:p text:style-name="P13"><text:span text:style-name="T4"/></text:p>
      <text:p text:style-name="P13"><text:span text:style-name="T4"/></text:p>
      <text:p text:style-name="P13"><text:soft-page-break/>XII.XXXI</text:p>
      <text:p text:style-name="P13"><text:span text:style-name="T4"/></text:p>
      <text:p text:style-name="P13"><text:span text:style-name="T4">We woke kinda late and drank coffee.</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oft-page-break/><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18:51:35.962922185</dc:date>
    <meta:editing-duration>P4DT6H15M48S</meta:editing-duration>
    <meta:editing-cycles>158</meta:editing-cycles>
    <meta:generator>LibreOffice/7.3.7.2$Linux_X86_64 LibreOffice_project/30$Build-2</meta:generator>
    <meta:print-date>2024-07-07T17:40:57.703901491</meta:print-date>
    <meta:document-statistic meta:table-count="0" meta:image-count="0" meta:object-count="0" meta:page-count="7" meta:paragraph-count="58" meta:word-count="1004" meta:character-count="5372" meta:non-whitespace-character-count="4365"/>
  </office:meta>
</office:document-meta>
</file>